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124" calcext:value-type="float">
            <text:p>143.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8464" calcext:value-type="float">
            <text:p>143.1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4476" calcext:value-type="float">
            <text:p>137.1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2552" calcext:value-type="float">
            <text:p>136.2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4368" calcext:value-type="float">
            <text:p>128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3832" calcext:value-type="float">
            <text:p>127.4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0272" calcext:value-type="float">
            <text:p>125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2632" calcext:value-type="float">
            <text:p>117.8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6144" calcext:value-type="float">
            <text:p>105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4</text:p>
          </table:table-cell>
          <table:table-cell office:value-type="string" calcext:value-type="string">
            <text:p>TWDB:1034404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